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945" officeooo:paragraph-rsid="001049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es de la cheerereeee</text:p>
      <text:p text:style-name="P1"/>
      <text:p text:style-name="P1">Stellantis : </text:p>
      <text:p text:style-name="P1">Stage de 3 mois sur le site stellantis de la Janais, assistance de l’equipe reseau pour trouver l’origine de problemes de connexions wifi de vehicules automatiques, modification de scripts de recuperation des equipements reseau sur tout le site et mise en place de serveurs et configuration de ces derniers.</text:p>
      <text:p text:style-name="P1"/>
      <text:p text:style-name="P1">Stack : </text:p>
      <text:p text:style-name="P1">Macro Excel, Korn Shell, Perl, SQL, 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14T16:24:25.847000000</meta:creation-date>
    <dc:date>2026-04-14T16:35:39.942000000</dc:date>
    <meta:editing-duration>PT11M14S</meta:editing-duration>
    <meta:editing-cycles>1</meta:editing-cycles>
    <meta:document-statistic meta:table-count="0" meta:image-count="0" meta:object-count="0" meta:page-count="1" meta:paragraph-count="5" meta:word-count="64" meta:character-count="392" meta:non-whitespace-character-count="331"/>
    <meta:generator>LibreOffice/7.3.1.3$Windows_X86_64 LibreOffice_project/a69ca51ded25f3eefd52d7bf9a5fad8c90b87951</meta:generator>
  </office:meta>
</office:document-meta>
</file>